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8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officeooo:paragraph-rsid="00379720"/>
    </style:style>
    <style:style style:name="P23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 style:writing-mode="lr-tb"/>
      <style:text-properties style:use-window-font-color="true" style:font-name="Times New Roman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style:use-window-font-color="true" style:font-name="Times New Roman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 style:writing-mode="lr-tb"/>
      <style:text-properties officeooo:paragraph-rsid="002fdf34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2fdf34" officeooo:paragraph-rsid="002fdf34" style:font-name-asian="Courier New1" style:font-size-asian="1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" fo:font-size="12pt" fo:language="es" fo:country="VE" officeooo:rsid="003389d4" officeooo:paragraph-rsid="003389d4" style:font-name-asian="Courier New1" style:font-size-asian="12pt"/>
    </style:style>
    <style:style style:name="P33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362421" officeooo:paragraph-rsid="00362421" style:font-name-asian="Courier New1" style:font-size-asian="12pt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03389d4" officeooo:paragraph-rsid="003389d4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0362421" officeooo:paragraph-rsid="00362421"/>
    </style:style>
    <style:style style:name="P36" style:family="paragraph" style:parent-style-name="Standard">
      <style:paragraph-properties fo:text-align="start" style:justify-single-word="false" style:writing-mode="lr-tb"/>
      <style:text-properties fo:color="#c9211e" style:font-name="Times New Roman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3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4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3fbac6" officeooo:paragraph-rsid="003fbac6" fo:background-color="transparent" style:font-weight-asian="normal" style:font-weight-complex="normal"/>
    </style:style>
    <style:style style:name="P4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42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43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44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4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3fbac6" officeooo:paragraph-rsid="003fbac6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3fc17" officeooo:paragraph-rsid="0043fc17" style:font-weight-asian="bold" style:font-weight-complex="bold"/>
    </style:style>
    <style:style style:name="P47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48" style:family="paragraph" style:parent-style-name="Standard">
      <style:paragraph-properties style:line-height-at-least="0.503cm"/>
      <style:text-properties style:use-window-font-color="true" fo:font-weight="bold" fo:background-color="transparent" style:font-weight-asian="bold" style:font-weight-complex="bold"/>
    </style:style>
    <style:style style:name="P49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0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51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52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53" style:family="paragraph" style:parent-style-name="Standard">
      <style:paragraph-properties style:line-height-at-least="0.503cm"/>
      <style:text-properties fo:color="#b85c00" style:font-name="Droid Sans Mono" fo:font-size="10.5pt" fo:font-weight="bold" fo:background-color="transparent" style:font-weight-asian="bold" style:font-weight-complex="bold"/>
    </style:style>
    <style:style style:name="P54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55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449615" officeooo:paragraph-rsid="0043fc17" fo:background-color="transparent" style:font-weight-asian="bold" style:font-weight-complex="bold"/>
    </style:style>
    <style:style style:name="P56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51db7b" officeooo:paragraph-rsid="0051db7b" fo:background-color="transparent" style:font-weight-asian="bold" style:font-weight-complex="bold"/>
    </style:style>
    <style:style style:name="P57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5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5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51db7b" officeooo:paragraph-rsid="0051db7b" fo:background-color="transparent"/>
    </style:style>
    <style:style style:name="P60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Robot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61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Robot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Robot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3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202124" style:font-name="arial" fo:font-size="12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64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51db7b" officeooo:paragraph-rsid="0051db7b" fo:background-color="#1e1e1e"/>
    </style:style>
    <style:style style:name="P65" style:family="paragraph" style:parent-style-name="Standard">
      <style:paragraph-properties style:line-height-at-least="0.503cm"/>
      <style:text-properties fo:color="#28471f" style:font-name="Droid Sans Mono" fo:font-size="10.5pt" fo:font-weight="bold" officeooo:rsid="0051db7b" officeooo:paragraph-rsid="0051db7b" fo:background-color="transparent" style:font-weight-asian="bold" style:font-weight-complex="bold"/>
    </style:style>
    <style:style style:name="P66" style:family="paragraph" style:parent-style-name="Standard">
      <style:paragraph-properties style:line-height-at-least="0.503cm"/>
      <style:text-properties fo:color="#8d281e" style:font-name="Droid Sans Mono" fo:font-size="10.5pt" fo:font-weight="bold" officeooo:rsid="00530a9a" officeooo:paragraph-rsid="00530a9a" fo:background-color="transparent" style:font-weight-asian="bold" style:font-weight-complex="bold"/>
    </style:style>
    <style:style style:name="P67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Droid Sans Mono" fo:font-size="10.5pt" fo:font-weight="normal" officeooo:paragraph-rsid="004cff2e" fo:background-color="transparent" loext:padding="0cm" loext:border="none"/>
    </style:style>
    <style:style style:name="P68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paragraph-rsid="004cff2e" loext:padding="0cm" loext:border="none"/>
    </style:style>
    <style:style style:name="P69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officeooo:rsid="0057ec2b" officeooo:paragraph-rsid="0057ec2b" loext:padding="0cm" loext:border="none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/>
    </style:style>
    <style:style style:name="T17" style:family="text">
      <style:text-properties fo:color="#ce9178" style:text-underline-style="none"/>
    </style:style>
    <style:style style:name="T18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9" style:family="text">
      <style:text-properties style:use-window-font-color="true" fo:font-weight="bold" officeooo:rsid="004b6a46"/>
    </style:style>
    <style:style style:name="T20" style:family="text">
      <style:text-properties style:use-window-font-color="true" fo:font-weight="bold" officeooo:rsid="004c97ee"/>
    </style:style>
    <style:style style:name="T21" style:family="text">
      <style:text-properties style:use-window-font-color="true" fo:font-weight="bold" officeooo:rsid="004cfbbe"/>
    </style:style>
    <style:style style:name="T22" style:family="text">
      <style:text-properties fo:color="#9cdcfe"/>
    </style:style>
    <style:style style:name="T23" style:family="text">
      <style:text-properties fo:color="#9cdcfe" style:text-underline-style="none"/>
    </style:style>
    <style:style style:name="T24" style:family="text">
      <style:text-properties officeooo:rsid="00133933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background-color="transparent" loext:char-shading-value="0"/>
    </style:style>
    <style:style style:name="T27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b1cc2" style:font-weight-asian="bold" style:font-weight-complex="bold"/>
    </style:style>
    <style:style style:name="T31" style:family="text">
      <style:text-properties fo:font-weight="bold" officeooo:rsid="001d21fc" style:font-weight-asian="bold" style:font-weight-complex="bold"/>
    </style:style>
    <style:style style:name="T32" style:family="text">
      <style:text-properties fo:font-weight="bold" officeooo:rsid="0049a9e9"/>
    </style:style>
    <style:style style:name="T33" style:family="text">
      <style:text-properties officeooo:rsid="0017a2a9"/>
    </style:style>
    <style:style style:name="T34" style:family="text">
      <style:text-properties officeooo:rsid="001815e3"/>
    </style:style>
    <style:style style:name="T35" style:family="text">
      <style:text-properties officeooo:rsid="001b1cc2"/>
    </style:style>
    <style:style style:name="T36" style:family="text">
      <style:text-properties officeooo:rsid="001b9f48"/>
    </style:style>
    <style:style style:name="T37" style:family="text">
      <style:text-properties officeooo:rsid="001d1bd5"/>
    </style:style>
    <style:style style:name="T38" style:family="text">
      <style:text-properties officeooo:rsid="001d21fc"/>
    </style:style>
    <style:style style:name="T39" style:family="text">
      <style:text-properties officeooo:rsid="0021f091"/>
    </style:style>
    <style:style style:name="T40" style:family="text">
      <style:text-properties fo:color="#355269" fo:font-weight="bold" style:font-weight-asian="bold" style:font-weight-complex="bold"/>
    </style:style>
    <style:style style:name="T41" style:family="text">
      <style:text-properties fo:color="#355269" fo:font-weight="bold" officeooo:rsid="002d9247" style:font-weight-asian="bold" style:font-weight-complex="bold"/>
    </style:style>
    <style:style style:name="T42" style:family="text">
      <style:text-properties officeooo:rsid="002caffc"/>
    </style:style>
    <style:style style:name="T43" style:family="text">
      <style:text-properties officeooo:rsid="002d9247"/>
    </style:style>
    <style:style style:name="T44" style:family="text">
      <style:text-properties style:font-name="Times New Roman" fo:font-size="12pt" fo:language="es" fo:country="VE" style:font-name-asian="Courier New1" style:font-size-asian="12pt"/>
    </style:style>
    <style:style style:name="T45" style:family="text">
      <style:text-properties style:font-name="Times New Roman" fo:font-size="12pt" fo:language="es" fo:country="VE" officeooo:rsid="002fdf34" style:font-name-asian="Courier New1" style:font-size-asian="12pt"/>
    </style:style>
    <style:style style:name="T46" style:family="text">
      <style:text-properties style:font-name="Times New Roman" fo:font-size="12pt" fo:language="es" fo:country="VE" officeooo:rsid="003593dd" style:font-name-asian="Courier New1" style:font-size-asian="12pt"/>
    </style:style>
    <style:style style:name="T47" style:family="text">
      <style:text-properties style:font-name="Times New Roman"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48" style:family="text">
      <style:text-properties fo:color="#c9211e" style:font-name="Times New Roman" fo:font-size="12pt" fo:language="es" fo:country="VE" fo:font-weight="bold" style:font-name-asian="Courier New1" style:font-size-asian="12pt" style:font-weight-asian="bold" style:font-weight-complex="bold"/>
    </style:style>
    <style:style style:name="T49" style:family="text">
      <style:text-properties fo:color="#000000" style:font-name="Times New Roman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50" style:family="text">
      <style:text-properties fo:color="#000000" style:font-name="Times New Roman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18pt" officeooo:rsid="003a3594" style:font-size-asian="18pt" style:font-size-complex="18pt"/>
    </style:style>
    <style:style style:name="T53" style:family="text">
      <style:text-properties fo:color="#c586c0"/>
    </style:style>
    <style:style style:name="T54" style:family="text">
      <style:text-properties fo:color="#00a933"/>
    </style:style>
    <style:style style:name="T55" style:family="text">
      <style:text-properties fo:color="#ff0000"/>
    </style:style>
    <style:style style:name="T56" style:family="text">
      <style:text-properties fo:color="#b85c00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449615" fo:background-color="transparent" loext:char-shading-value="0"/>
    </style:style>
    <style:style style:name="T59" style:family="text">
      <style:text-properties fo:color="#ea7500" fo:font-weight="bold" officeooo:rsid="0049a9e9"/>
    </style:style>
    <style:style style:name="T60" style:family="text">
      <style:text-properties style:font-weight-asian="normal" style:font-weight-complex="normal"/>
    </style:style>
    <style:style style:name="T61" style:family="text">
      <style:text-properties officeooo:rsid="0049a9e9" style:font-weight-asian="normal" style:font-weight-complex="normal"/>
    </style:style>
    <style:style style:name="T62" style:family="text">
      <style:text-properties fo:color="#202124" style:font-name="arial" fo:font-size="12pt" officeooo:rsid="0049a9e9"/>
    </style:style>
    <style:style style:name="T63" style:family="text">
      <style:text-properties fo:color="#202124" style:font-name="arial" fo:font-size="12pt" fo:font-weight="bold" officeooo:rsid="0049a9e9"/>
    </style:style>
    <style:style style:name="T64" style:family="text">
      <style:text-properties fo:color="#1e6a39"/>
    </style:style>
    <style:style style:name="T65" style:family="text">
      <style:text-properties fo:color="#1e6a39" fo:font-weight="bold" style:font-weight-asian="bold" style:font-weight-complex="bold"/>
    </style:style>
    <style:style style:name="T66" style:family="text">
      <style:text-properties fo:color="#b5cea8"/>
    </style:style>
    <style:style style:name="T67" style:family="text">
      <style:text-properties style:text-underline-style="solid" style:text-underline-type="double" style:text-underline-width="auto" style:text-underline-color="font-color"/>
    </style:style>
    <style:style style:name="T68" style:family="text">
      <style:text-properties fo:color="#8d281e"/>
    </style:style>
    <style:style style:name="T69" style:family="text">
      <style:text-properties fo:color="#8d281e" officeooo:rsid="0054e263"/>
    </style:style>
    <style:style style:name="T70" style:family="text">
      <style:text-properties officeooo:rsid="0054e2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/text:p>
      <text:p text:style-name="P2"/>
      <text:p text:style-name="P2"/>
      <text:p text:style-name="P3">2. VIDEO 4 → 5:00 → va a mejorar la llamada al server.js</text:p>
      <text:p text:style-name="P3"/>
      <text:p text:style-name="P17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7"><text:span text:style-name="T3">*</text:span><text:span text:style-name="T5">Ejemplo usando dummy data(dato de archivo estático)</text:span></text:p>
      <text:p text:style-name="P5"/>
      <text:p text:style-name="P16"><text:span text:style-name="T7"><text:tab/></text:span><text:span text:style-name="T18">const notes = require("./data/notes");</text:span></text:p>
      <text:p text:style-name="P18"><text:s text:c="11"/></text:p>
      <text:p text:style-name="P19"><text:tab/>app.get("/api/notes", (req, res) =&gt; {</text:p>
      <text:p text:style-name="P37"><text:tab/><text:tab/>res.json(notes);</text:p>
      <text:p text:style-name="P37"><text:s text:c="11"/>});</text:p>
      <text:p text:style-name="P37"/>
      <text:p text:style-name="P38">Quedé en el minuto 10:00</text:p>
      <text:p text:style-name="P38"/>
      <text:p text:style-name="P38">*<text:span text:style-name="T24">10:50 Deatil Api View</text:span></text:p>
      <text:p text:style-name="P43"/>
      <text:p text:style-name="P41"><text:span text:style-name="T25">req.params</text:span><text:span text:style-name="T26"> </text:span><text:span text:style-name="T27">Nos va a dar todos los parametros que están en nuestra id</text:span></text:p>
      <text:p text:style-name="P43"/>
      <text:p text:style-name="P50"><text:span text:style-name="T13">app</text:span><text:span text:style-name="T25">.</text:span><text:span text:style-name="T15">get</text:span><text:span text:style-name="T25">(</text:span><text:span text:style-name="T17">"/api/notes/:id"</text:span><text:span text:style-name="T25">, (</text:span><text:span text:style-name="T23">req</text:span><text:span text:style-name="T25">, </text:span><text:span text:style-name="T23">res</text:span><text:span text:style-name="T25">) </text:span><text:span text:style-name="T11">=&gt;</text:span><text:span text:style-name="T25"> {</text:span></text:p>
      <text:p text:style-name="P49"><text:span text:style-name="T10">const</text:span> <text:span text:style-name="T12">note</text:span> = <text:span text:style-name="T12">notes</text:span>.<text:span text:style-name="T14">find</text:span>((<text:span text:style-name="T22">n</text:span>) <text:span text:style-name="T10">=&gt;</text:span> <text:span text:style-name="T22">n</text:span>.<text:span text:style-name="T22">_id</text:span> === <text:span text:style-name="T22">req</text:span>.<text:span text:style-name="T22">params</text:span>.<text:span text:style-name="T22">id</text:span>);</text:p>
      <text:p text:style-name="P49"><text:span text:style-name="T22">console</text:span>.<text:span text:style-name="T14">log</text:span>(<text:span text:style-name="T22">req</text:span>.<text:span text:style-name="T22">params</text:span>);</text:p>
      <text:p text:style-name="P49">});</text:p>
      <text:p text:style-name="P49"/>
      <text:p text:style-name="P49"/>
      <text:p text:style-name="P49"/>
      <text:p text:style-name="P42">* <text:span text:style-name="T33">13:50 → </text:span>.<text:span text:style-name="T33">env file (Explicación) </text:span><text:span text:style-name="T34">Secrete information about our aplication</text:span></text:p>
      <text:p text:style-name="P43"/>
      <text:p text:style-name="P19">* <text:span text:style-name="T35">14: 32 → Hay que instalar </text:span><text:span text:style-name="T30">npm i dotenv</text:span></text:p>
      <text:p text:style-name="P5"/>
      <text:p text:style-name="P5">* Edit<text:span text:style-name="T36"> . PORT = 5000</text:span></text:p>
      <text:p text:style-name="P5"/>
      <text:p text:style-name="P5"/>
      <text:p text:style-name="P7">Qued<text:span text:style-name="T37">é</text:span> 15:02 <text:s/><text:span text:style-name="T31">Instalación de nodemon</text:span></text:p>
      <text:p text:style-name="P6"/>
      <text:p text:style-name="P6"><text:span text:style-name="T38">Para Guardar cambios autom</text:span><text:span text:style-name="T39">á</text:span><text:span text:style-name="T38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40">.GIT </text:span>DEL FRONTEND POR QUE TENÍA CONFLICTOS CON EL <text:span text:style-name="T40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40">.gitignore</text:span> que tienes en sr<text:span text:style-name="T42">c</text:span> debes pasarlo al directorio principal <text:span text:style-name="T43">al lado de</text:span><text:span text:style-name="T41"> .env</text:span></text:p>
      <text:p text:style-name="P11"/>
      <text:p text:style-name="P12">y Editarlo asi quedó, los cambios están en azul…</text:p>
      <text:p text:style-name="P12"/>
      <text:p text:style-name="P20"># See https://help.github.com/articles/ignoring-files/ for more about ignoring files.</text:p>
      <text:p text:style-name="P47"/>
      <text:p text:style-name="P37"># dependencies</text:p>
      <text:p text:style-name="P51">/node_modules</text:p>
      <text:p text:style-name="P51">node_modules/</text:p>
      <text:p text:style-name="P51">frontend/node_modules/</text:p>
      <text:p text:style-name="P37">/.pnp</text:p>
      <text:p text:style-name="P37">.pnp.js</text:p>
      <text:p text:style-name="P47"/>
      <text:p text:style-name="P37"># testing</text:p>
      <text:p text:style-name="P37">/coverage</text:p>
      <text:p text:style-name="P47"/>
      <text:p text:style-name="P37"># production</text:p>
      <text:p text:style-name="P37">/build</text:p>
      <text:p text:style-name="P47"/>
      <text:p text:style-name="P37"># misc</text:p>
      <text:p text:style-name="P37">.DS_Store</text:p>
      <text:p text:style-name="P51">.env</text:p>
      <text:p text:style-name="P37">.env.local</text:p>
      <text:p text:style-name="P37">.env.development.local</text:p>
      <text:p text:style-name="P37">.env.test.local</text:p>
      <text:p text:style-name="P37">.env.production.local</text:p>
      <text:p text:style-name="P47"/>
      <text:p text:style-name="P37">npm-debug.log*</text:p>
      <text:p text:style-name="P37">yarn-debug.log*</text:p>
      <text:p text:style-name="P37">yarn-error.log*</text:p>
      <text:p text:style-name="P37"/>
      <text:p text:style-name="P39">* Hacer git init en el <text:span text:style-name="T40">root directory</text:span></text:p>
      <text:p text:style-name="P52"/>
      <text:p text:style-name="P52"/>
      <text:p text:style-name="P52"/>
      <text:p text:style-name="P52"/>
      <text:p text:style-name="P52"/>
      <text:p text:style-name="P12"/>
      <text:p text:style-name="P14"><text:soft-page-break/>VIDEO 6 <text:s/>LANDING PAGE AND NAVBAR</text:p>
      <text:p text:style-name="P12"/>
      <text:p text:style-name="P15">16:06 Quedé → Landing Page</text:p>
      <text:p text:style-name="P15"/>
      <text:p text:style-name="P15"/>
      <text:p text:style-name="P30"><text:span text:style-name="T8">VIDEO </text:span><text:span text:style-name="T9">7</text:span><text:span text:style-name="T8"> <text:s/></text:span><text:span text:style-name="T45">REACT ROUTER</text:span></text:p>
      <text:p text:style-name="P31"/>
      <text:p text:style-name="P34"><text:span text:style-name="T45">Q</text:span><text:span text:style-name="T44">uedé 1</text:span><text:span text:style-name="T46">7</text:span><text:span text:style-name="T44"> : </text:span><text:span text:style-name="T46">3</text:span><text:span text:style-name="T44">5</text:span></text:p>
      <text:p text:style-name="P32"/>
      <text:p text:style-name="P32"/>
      <text:p text:style-name="P33">VIDEO 8 CONNECTING BACKEND WITH FRONTEND</text:p>
      <text:p text:style-name="P33"/>
      <text:p text:style-name="P35"><text:span text:style-name="T44"><text:tab/>Al principio no podía por que faltaba la carpeta de notes que estaba en frontend y la necesitaba en backend , el no me lo recordó o debe ser que no la llamé apropiadamente desde el frontend.</text:span><text:span text:style-name="T48"> REVISA ESO </text:span></text:p>
      <text:p text:style-name="P36"/>
      <text:p text:style-name="P22"><text:span text:style-name="T47">11:00 → Utiliza</text:span><text:span text:style-name="T50"> </text:span><text:span text:style-name="T49">"concurrently" </text:span><text:span text:style-name="T50">para correr todo al mismo timpo (back and frontend)</text:span></text:p>
      <text:p text:style-name="P23"/>
      <text:p text:style-name="P23"/>
      <text:p text:style-name="P25">npm run dev <text:s/><text:span text:style-name="T52">(Para correr Ambos)</text:span></text:p>
      <text:p text:style-name="P27"/>
      <text:p text:style-name="P26"><text:span text:style-name="T51">5:00</text:span><text:span text:style-name="T52"> V</text:span><text:span text:style-name="T51">IDEO 9 </text:span></text:p>
      <text:p text:style-name="P28"/>
      <text:p text:style-name="P29">No se si sirve , puse mydb (que ya tiene una tabla o collection posts) como data base, hay que probar, o tal vez necesites crear una nueva</text:p>
      <text:p text:style-name="P27"/>
      <text:p text:style-name="P24">Creó un archivo para la conexión llamado db.js en la carpeta config </text:p>
      <text:p text:style-name="P24"/>
      <text:p text:style-name="P21">const mongoose = require('mongoose')</text:p>
      <text:p text:style-name="P48"/>
      <text:p text:style-name="P44">const connectDB = async ()=&gt;{</text:p>
      <text:p text:style-name="P44">try {</text:p>
      <text:p text:style-name="P44">const conn = await mongoose.connect(<text:span text:style-name="T54">process.env.MONGO_URI</text:span>)</text:p>
      <text:p text:style-name="P44">console.log(`MongoDB Conectado: ${<text:span text:style-name="T55">conn.connection.host</text:span>}`)</text:p>
      <text:p text:style-name="P44">} catch (error) {</text:p>
      <text:p text:style-name="P44">console.error(`Error: ${error.message}`)</text:p>
      <text:p text:style-name="P44">process.exit()</text:p>
      <text:p text:style-name="P44">}</text:p>
      <text:p text:style-name="P44">}</text:p>
      <text:p text:style-name="P48"/>
      <text:p text:style-name="P44">module.exports = connectDB;</text:p>
      <text:p text:style-name="P44"/>
      <text:p text:style-name="P44"/>
      <text:p text:style-name="P40"><text:soft-page-break/>Al que después llamo por:</text:p>
      <text:p text:style-name="P40"/>
      <text:p text:style-name="P45">const express = require("express");</text:p>
      <text:p text:style-name="P44">const notes = require("./data/notes");</text:p>
      <text:p text:style-name="P44">const dotenv = require("dotenv");</text:p>
      <text:p text:style-name="P44">const <text:span text:style-name="T56">connectDB</text:span> = require("<text:span text:style-name="T55">./config/db</text:span>")</text:p>
      <text:p text:style-name="P48"/>
      <text:p text:style-name="P44">const app = express();</text:p>
      <text:p text:style-name="P44">dotenv.config();</text:p>
      <text:p text:style-name="P53">connectDB();</text:p>
      <text:p text:style-name="P53"/>
      <text:p text:style-name="P46"><text:span text:style-name="T57">VIDEO 1</text:span><text:span text:style-name="T58">0</text:span></text:p>
      <text:p text:style-name="P55"/>
      <text:p text:style-name="P60">User Authentication JWT</text:p>
      <text:p text:style-name="P60"/>
      <text:p text:style-name="P61">* Si solo necesitas correr el servidor : <text:span text:style-name="T28">node backend/server.js</text:span></text:p>
      <text:p text:style-name="P61"><text:span text:style-name="T28"/></text:p>
      <text:p text:style-name="P61"><text:span text:style-name="T60">* </text:span><text:span text:style-name="T61">Instalé</text:span><text:span text:style-name="T32"> </text:span><text:span text:style-name="T59">POSTMAN</text:span></text:p>
      <text:p text:style-name="P61"><text:span text:style-name="T59"><text:s text:c="2"/></text:span></text:p>
      <text:p text:style-name="P61"><text:span text:style-name="T59">* </text:span><text:span text:style-name="T19">Creaci</text:span><text:span text:style-name="T20">ó</text:span><text:span text:style-name="T19">n de una variable </text:span><text:span text:style-name="T21">U</text:span><text:span text:style-name="T19">rl – 7:00</text:span></text:p>
      <text:p text:style-name="P61"><text:span text:style-name="T59"/></text:p>
      <text:p text:style-name="P63"><text:span text:style-name="T59">¿Qué hace App use?</text:span></text:p>
      <text:p text:style-name="P61"><text:span text:style-name="T59"/></text:p>
      <text:p text:style-name="P62"><text:span text:style-name="T62">use</text:span><text:span text:style-name="T63"> </text:span><text:span text:style-name="T62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62"><text:span text:style-name="T62"/></text:p>
      <text:p text:style-name="P68"><text:span text:style-name="T28">Express </text:span>es una infraestructura web de direccionamiento y middleware que tiene una funcionalidad mínima propia: una aplicación <text:span text:style-name="T28">Express </text:span>es fundamentalmente una serie de llamadas a funciones de middleware.</text:p>
      <text:p text:style-name="P68"/>
      <text:p text:style-name="P67">connectDB();</text:p>
      <text:p text:style-name="P58">app.use(express.json())</text:p>
      <text:p text:style-name="P58"/>
      <text:p text:style-name="P58"/>
      <text:p text:style-name="P59">* Como Encriptar el password para que no sea visible en <text:span text:style-name="T65">mongo-cloud</text:span> – 18:17</text:p>
      <text:p text:style-name="P64"/>
      <text:p text:style-name="P65">// will encrypt password everytime its saved</text:p>
      <text:p text:style-name="P65">// <text:span text:style-name="T69">prev</text:span><text:span text:style-name="T70"> significa que va a hacerlo antes de introducir los datos</text:span></text:p>
      <text:p text:style-name="P65"/>
      <text:p text:style-name="P56">userSchema.<text:span text:style-name="T68">pre</text:span>("save", async function (next) {</text:p>
      <text:p text:style-name="P57">if (!this.isModified("password")) {</text:p>
      <text:p text:style-name="P57">next();</text:p>
      <text:p text:style-name="P57">}</text:p>
      <text:p text:style-name="P57">const salt = await bcrypt.genSalt(10);</text:p>
      <text:p text:style-name="P57">this.password = await bcrypt.hash(this.password, salt);</text:p>
      <text:p text:style-name="P57"><text:soft-page-break/>});</text:p>
      <text:p text:style-name="P56"/>
      <text:p text:style-name="P66">Debes crear un nuevo usuario , simplemente hacer un pequeño cambio en email para probar. </text:p>
      <text:p text:style-name="P68"/>
      <text:p text:style-name="P68"/>
      <text:p text:style-name="P69">Quedé en 20:3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28T12:25:27.596262309</dc:date>
    <meta:editing-duration>PT8H58M36S</meta:editing-duration>
    <meta:editing-cycles>74</meta:editing-cycles>
    <meta:generator>LibreOffice/6.4.7.2$Linux_X86_64 LibreOffice_project/40$Build-2</meta:generator>
    <meta:document-statistic meta:table-count="0" meta:image-count="0" meta:object-count="0" meta:page-count="5" meta:paragraph-count="111" meta:word-count="646" meta:character-count="4201" meta:non-whitespace-character-count="3624"/>
  </office:meta>
</office:document-meta>
</file>